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16aaa" officeooo:paragraph-rsid="00116aaa"/>
    </style:style>
    <style:style style:name="P3" style:family="paragraph" style:parent-style-name="Text_20_body">
      <style:paragraph-properties fo:text-align="start" style:justify-single-word="false"/>
      <style:text-properties officeooo:rsid="00116aaa" officeooo:paragraph-rsid="00116aaa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116aaa" officeooo:paragraph-rsid="00116aaa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116aaa" officeooo:paragraph-rsid="00116aaa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116aaa" officeooo:paragraph-rsid="00116aaa" style:font-weight-asian="bold" style:font-weight-complex="bold"/>
    </style:style>
    <style:style style:name="P7" style:family="paragraph" style:parent-style-name="Text_20_body" style:list-style-name="L2">
      <style:paragraph-properties fo:text-align="start" style:justify-single-word="false"/>
      <style:text-properties fo:font-weight="bold" officeooo:rsid="00116aaa" officeooo:paragraph-rsid="00116aaa" style:font-weight-asian="bold" style:font-weight-complex="bold"/>
    </style:style>
    <style:style style:name="P8" style:family="paragraph" style:parent-style-name="Text_20_body" style:list-style-name="L5">
      <style:paragraph-properties fo:text-align="start" style:justify-single-word="false"/>
      <style:text-properties fo:font-weight="bold" officeooo:rsid="0012eabb" officeooo:paragraph-rsid="0012eabb" style:font-weight-asian="bold" style:font-weight-complex="bold"/>
    </style:style>
    <style:style style:name="P9" style:family="paragraph" style:parent-style-name="Text_20_body" style:list-style-name="L4">
      <style:paragraph-properties fo:text-align="start" style:justify-single-word="false"/>
      <style:text-properties fo:font-weight="bold" officeooo:rsid="0012eabb" officeooo:paragraph-rsid="0012eabb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rsid="0012eabb" officeooo:paragraph-rsid="0012eabb"/>
    </style:style>
    <style:style style:name="P11" style:family="paragraph" style:parent-style-name="Text_20_body" style:list-style-name="L6">
      <style:paragraph-properties fo:text-align="start" style:justify-single-word="false"/>
      <style:text-properties officeooo:rsid="0012eabb" officeooo:paragraph-rsid="0012eabb"/>
    </style:style>
    <style:style style:name="P12" style:family="paragraph" style:parent-style-name="Text_20_body" style:list-style-name="L3">
      <style:paragraph-properties fo:text-align="start" style:justify-single-word="false" fo:break-before="page"/>
      <style:text-properties fo:font-weight="bold" officeooo:rsid="0012eabb" officeooo:paragraph-rsid="0012eabb" style:font-weight-asian="bold" style:font-weight-complex="bold"/>
    </style:style>
    <style:style style:name="P13" style:family="paragraph" style:parent-style-name="Heading_20_3">
      <style:paragraph-properties fo:text-align="center" style:justify-single-word="false"/>
    </style:style>
    <style:style style:name="P14" style:family="paragraph" style:parent-style-name="Heading_20_2">
      <style:paragraph-properties fo:text-align="center" style:justify-single-word="false"/>
    </style:style>
    <style:style style:name="P15" style:family="paragraph" style:parent-style-name="Heading_20_2">
      <style:paragraph-properties fo:text-align="center" style:justify-single-word="false" fo:break-before="page"/>
    </style:style>
    <style:style style:name="P1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5.389cm" fo:min-width="17.5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Leonardo Colman Lopes</text:h>
      <text:h text:style-name="P13" text:outline-level="3">Nº USP 9875490</text:h>
      <text:p text:style-name="P1"/>
      <text:p text:style-name="P1"/>
      <text:p text:style-name="P1"/>
      <text:p text:style-name="P1"/>
      <text:p text:style-name="P1"/>
      <text:p text:style-name="P1"/>
      <text:h text:style-name="P13" text:outline-level="3">Sistemas de Informação</text:h>
      <text:h text:style-name="P13" text:outline-level="3">Relatório de Estágio Supervisionado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ão Paulo</text:p>
      <text:p text:style-name="P2">2018</text:p>
      <text:h text:style-name="P14" text:outline-level="2"><text:soft-page-break/>Sumário</text:h>
      <text:p text:style-name="P1"/>
      <text:p text:style-name="P6">INTRODUÇÃO………………..………………..………………..………………..………………. 3</text:p>
      <text:p text:style-name="P6">APRESENTAÇÃO DA EMPRESA ………………..………………..………………..…………...4</text:p>
      <text:p text:style-name="P6">ATIVIDADES DESENVOLVIDAS ………………..………………..………………..…………...5</text:p>
      <text:p text:style-name="P6">CONSIDERAÇÕES FINAIS ………………..………………..………………..………………..…7</text:p>
      <text:p text:style-name="P6"/>
      <text:h text:style-name="P15" text:outline-level="2">Introdução</text:h>
      <text:p text:style-name="P1"/>
      <text:p text:style-name="P1"/>
      <text:p text:style-name="P3"><text:tab/>Neste documento descreverei o segundo período de estágio performado por mim na empresa PagSeguro – UOL.</text:p>
      <text:p text:style-name="P3"><text:tab/>Renovei esse estágio pela oportunidade de trabalhar numa empresa de tecnologia, que me proporcionasse a oportunidade de me desenvolver pessoal e profissionalmente, com as tecnologias mais modernas do mercado.. Desde o primeiro dia, no primeiro contrato me foi apresentado a forma que a empresa me permitiria aprender e me desenvolver, e isso foi comprovado ao longo de todo o período.</text:p>
      <text:p text:style-name="P3"><text:tab/>Esse relatório contém a apresentação da empresa e de suas informações, um breve resumo de seu histórico, as atividades que foram desenvolvidas e minha avaliação quanto ao período de aprendizado.</text:p>
      <text:h text:style-name="P15" text:outline-level="2">Apresentação da Empresa</text:h>
      <text:p text:style-name="P1"/>
      <text:p text:style-name="P3"><text:span text:style-name="T1">Nome da empresa</text:span>: Pagseguro</text:p>
      <text:p text:style-name="P3"><text:span text:style-name="T1">Endereço Completo</text:span>: Av. Brg. Faria Lima, 1384 – Pinheiros, São Paulo – SP, 01452-002</text:p>
      <text:p text:style-name="P3"><text:span text:style-name="T1">Histórico</text:span>: O Pagseguro é o pioneiro e lider no mercado brasileiro de meios de pagamento online. Pertencente ao UOL, empresa líder na internet brasileira, O Pagseguro possui em seu portifolio soluções de pagamentos para o comércio eletrônico, atendendo lojas virtuais, e também para estabelecimentos comerciais.</text:p>
      <text:p text:style-name="P3"><text:tab/>Com uma crescente onda de pessoas abrindo seus próprios negócios, o Pagseguro tornou-se necessário na vida de muitas delas, tornando possível a venda de produtos ou serviços de maneira rápida, prática e segura.</text:p>
      <text:p text:style-name="P3"/>
      <text:p text:style-name="P3"><text:span text:style-name="T1">Ramo</text:span>: Tecnologia da informação e serviços</text:p>
      <text:p text:style-name="P3"><text:span text:style-name="T1">Visão</text:span>: Ser reconhecido no mercado de meios de pagamentos como a principal empresa em inovação e soluções para simplificar a vida das pessoas</text:p>
      <text:p text:style-name="P3"><text:span text:style-name="T1">Missão</text:span>: Prover soluções inovadoras, simples e seguras em meios de pagamento</text:p>
      <text:p text:style-name="P3"><text:span text:style-name="T1">Valores</text:span>:</text:p>
      <text:list xml:id="list2294698507" text:style-name="L1">
        <text:list-item>
          <text:p text:style-name="P4">Todos pelo cliente</text:p>
        </text:list-item>
        <text:list-item>
          <text:p text:style-name="P4">Agimos como donos</text:p>
        </text:list-item>
        <text:list-item>
          <text:p text:style-name="P4">Trabalhando sempre juntos</text:p>
        </text:list-item>
        <text:list-item>
          <text:p text:style-name="P4">Confiança em comunicação franca e transparente</text:p>
        </text:list-item>
        <text:list-item>
          <text:p text:style-name="P4">Entregamos resultado</text:p>
        </text:list-item>
        <text:list-item>
          <text:p text:style-name="P4">Inovamos com responsabilidade</text:p>
        </text:list-item>
        <text:list-item>
          <text:p text:style-name="P4">Somos ágeis e práticos</text:p>
        </text:list-item>
        <text:list-item>
          <text:p text:style-name="P4">Decidimos baseado em fatos e dados</text:p>
        </text:list-item>
        <text:list-item>
          <text:p text:style-name="P4">Integridade, ética e sustentabilidade</text:p>
        </text:list-item>
      </text:list>
      <text:h text:style-name="P15" text:outline-level="2">Atividades Desenvolvidas</text:h>
      <text:p text:style-name="P1"/>
      <text:p text:style-name="P1"/>
      <text:p text:style-name="P3"><text:tab/>Na primeira parte do estágio foi proposto o estudo das tecnologias que eu usaria ao longo de todo o período de estágio, além de tecnologias que eu potencialmente usarei no mercado de trabalho. Depois de um tempo acompanhando o resto da equipe nas tarefas do dia-a-dia, algumas pequenas responsabilidades foram encaminhadas a mim, sempre com acompanhamento de um membro mais sênior da equipe.</text:p>
      <text:p text:style-name="P3"><text:tab/>Muitos dos conceitos estudados já haviam sido apresentados na faculdade, mas algumas coisas não serão apresentadas profundamente. Os principais são:</text:p>
      <text:list xml:id="list1841771662" text:style-name="L2">
        <text:list-item>
          <text:p text:style-name="P5">Metodologias ágeis na prática</text:p>
        </text:list-item>
        <text:list-item>
          <text:p text:style-name="P5">Banco de dados relacionais (MySQL, Postgres, Oracle)</text:p>
        </text:list-item>
        <text:list-item>
          <text:p text:style-name="P5">Banco de dados não-relacionais (MongoDB, Cassandra, DynamoDB)</text:p>
        </text:list-item>
        <text:list-item>
          <text:p text:style-name="P5">Spring Boot e Spring Framework</text:p>
        </text:list-item>
        <text:list-item>
          <text:p text:style-name="P5">Linguagem de programação Kotlin</text:p>
        </text:list-item>
        <text:list-item>
          <text:p text:style-name="P5">Programação assíncrona</text:p>
        </text:list-item>
        <text:list-item>
          <text:p text:style-name="P5">Distribuição de Software na Nuvem (Amazon Web Services)</text:p>
        </text:list-item>
        <text:list-item>
          <text:p text:style-name="P5">Arquitetura escalável</text:p>
        </text:list-item>
      </text:list>
      <text:p text:style-name="P3"/>
      <text:p text:style-name="P3"/>
      <text:list xml:id="list140402296566002" text:continue-numbering="true" text:style-name="L2">
        <text:list-item>
          <text:p text:style-name="P7">Linguagem de programação Kotlin</text:p>
        </text:list-item>
      </text:list>
      <text:p text:style-name="P3"><text:tab/>Inicialmente fui colocado em uma equipe que utilizava a linguagem de programação Java para o desenvolvimento de aplicações. Durante o período de estágio, minha gestão me colocou em outra equipe para que eu pudesse aprimorar meus conhecimentos. Nesta nova equipe, o desenvolvimento era feito principalmente em Kotlin. Os estudos esta linguagem de programação me levaram a compreender muito mais os valores de padrões de projeto ensinados na disciplina Computação Orientada a Objetos, e me levaram a ter um interesse grande em Qualidade de Software e na engenharia de um sistema como um todo, complementando o aprendido em Engenharia de Sistemas de <text:s/>Informação.</text:p>
      <text:p text:style-name="P3"><text:tab/>A linguagem é emergente no mercado de tecnologia, e hoje é a linguagem principal para desenvolvimento Android. O aprendizado de tecnologias novas e o desprendimento de tecnologias mais antigas foi muito interessante.</text:p>
      <text:list xml:id="list2764653926" text:style-name="L3">
        <text:list-item>
          <text:p text:style-name="P12">Uso de banco de dados</text:p>
        </text:list-item>
      </text:list>
      <text:p text:style-name="P10"/>
      <text:p text:style-name="P10"><text:tab/>Utilizei bastante estruturas em banco de dados, principalmente relacionais, como o MySQL. O meu foco nos estudos desses bancos foi em otimização das estruturas de dados, pensando bastante em como estruturar as tabelas, a melhor maneira de indexar e como organizar os dados de uma maneira consistente e não duplicada.</text:p>
      <text:p text:style-name="P10"><text:tab/>Nos bancos de dados não-relacionais, estudei muito o DynamoDB, da Amazon, buscando identificar como utilizá-lo, calcular os custos e compreender os benefícios e as desvantagens. Após os estudos do Dynamo, fiz uma apresentação à equipe para mostrar o que aprendi, e essa interação foi bem positiva para mim.</text:p>
      <text:p text:style-name="P10"/>
      <text:list xml:id="list4064729468" text:style-name="L4">
        <text:list-item>
          <text:p text:style-name="P9">Tecnologias de versionamento</text:p>
        </text:list-item>
      </text:list>
      <text:p text:style-name="P10"><text:tab/>Quando comecei a pegar algumas responsabilidades para mim, tive que estudar bastante algumas ferramentas para versionamento de código, principalmente Git. Aprendi como usar a ferramenta e como gerenciar um repositório de código versionado.</text:p>
      <text:p text:style-name="P10"><text:tab/>Também estudei algumas tecnologias para entrega contínua de código, como programar um fluxo para ser executado toda vez que o código estiver pronto para ser entregue em produção, agilizando muito as entregas e reduzindo a possibilidade de falha humana.</text:p>
      <text:p text:style-name="P10"/>
      <text:list xml:id="list1399102415" text:style-name="L5">
        <text:list-item>
          <text:p text:style-name="P8">Amazon Web Services</text:p>
        </text:list-item>
      </text:list>
      <text:p text:style-name="P10"><text:tab/>A Amazon Web Services, ou AWS, é o maior provedor de tecnologia em nuvem existente no mercado hoje. No Pagseguro, eu tive acesso a uma conta de desenvolvimento na AWS, onde pude testar diferentes tecnologias para aprender, sem que houvesse nenhum tipo de custo.</text:p>
      <text:p text:style-name="P10"><text:tab/>As principais tecnologias estudadas foram:</text:p>
      <text:list xml:id="list2926561869" text:style-name="L6">
        <text:list-item>
          <text:p text:style-name="P11">Elastic Compute Cloud – Plataforma utilizada para lançar instâncias virtuais de computadores na nuvem, com total acesso do usuário, a um custo muito baixo</text:p>
        </text:list-item>
        <text:list-item>
          <text:p text:style-name="P11">Simple Storage Service – Plataforma utilizada para guardar arquivos de maneira dsitribuída e barata, para ser compartilhado entre aplicações ou armazenar dados</text:p>
        </text:list-item>
        <text:list-item>
          <text:p text:style-name="P11">Relational Database Service – Plataforma gerenciada de banco de dados relacionais</text:p>
        </text:list-item>
      </text:list>
      <text:p text:style-name="P10"><text:tab/>Os serviços da AWS são muito requisitados pelo emrcado de trabalho, e ter a chance de aprendê-los foi muito produtivo para minha carreira.</text:p>
      <text:h text:style-name="P15" text:outline-level="2">Considerações Finais</text:h>
      <text:p text:style-name="P1"/>
      <text:p text:style-name="P10"><text:tab/>Esses meses que estagiaei no Pagseguro foram fundamentais para o meu desenvolvimento, não somente profissional, mas também pessoal e acadêmico.</text:p>
      <text:p text:style-name="P10"><text:tab/>Os conceitos que aprendi e coloquei em prática agregaram muito valor em conjunto com as disciplinas estudadas na faculdade, e foi um excelente complemento para minha formação como Bacharel em Sistemas de Informação.</text:p>
      <text:p text:style-name="P10"><text:tab/>Esse período estagiado certamente atingiu todas as minhas expectaivas, e acredito que esse tempo foi muito infliente na vi da profissional que seguirei daqui em diante.</text:p>
      <text:p text:style-name="P10"><text:tab/>Sou bastante grato ao Pagseguro pela oportunidade e pela experiência que pude obte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0" draw:name="Shape1" draw:style-name="gr1" draw:text-style-name="P16" svg:width="17.583cm" svg:height="5.389cm" svg:x="-0.385cm" svg:y="0.358cm"><text:p><text:s text:c="14"/>Empresa Concedente <text:s text:c="70"/>Estagiário</text:p><text:p/><text:p/><text:p><text:tab/>Pagseguro Internet S/A. <text:s text:c="2"/><text:tab/><text:tab/><text:tab/><text:tab/><text:tab/>Leonardo Colman Lopes</text:p><draw:enhanced-geometry svg:viewBox="0 0 21600 21600" draw:type="rectangle" draw:enhanced-path="M 0 0 L 21600 0 21600 21600 0 21600 0 0 Z N"/></draw:custom-shap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3:42:39.031222062</meta:creation-date>
    <dc:date>2019-03-26T14:04:01.854914856</dc:date>
    <meta:editing-duration>PT8M25S</meta:editing-duration>
    <meta:editing-cycles>1</meta:editing-cycles>
    <meta:document-statistic meta:table-count="0" meta:image-count="0" meta:object-count="0" meta:page-count="7" meta:paragraph-count="65" meta:word-count="994" meta:character-count="6645" meta:non-whitespace-character-count="5714"/>
    <meta:generator>LibreOffice/6.1.5.2$Linux_X86_64 LibreOffice_project/10$Build-2</meta:generator>
  </office:meta>
</office:document-meta>
</file>